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525">
            <text:p>0.000012525</text:p>
          </table:table-cell>
          <table:table-cell office:value-type="float" office:value="0.000033639">
            <text:p>0.000033639</text:p>
          </table:table-cell>
          <table:table-cell office:value-type="float" office:value="0.00000976">
            <text:p>0.00000976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28">
            <text:p>6.7528E-006</text:p>
          </table:table-cell>
          <table:table-cell table:formula="of:=AVERAGE(INDIRECT(CONCATENATE([.M$2];[.$G4];&quot;:&quot;;[.M$2];[.$H4])))" office:value-type="float" office:value="0.0000283216">
            <text:p>2.83216E-005</text:p>
          </table:table-cell>
          <table:table-cell table:formula="of:=AVERAGE(INDIRECT(CONCATENATE([.N$2];[.$G4];&quot;:&quot;;[.N$2];[.$H4])))" office:value-type="float" office:value="0.0000087656">
            <text:p>8.765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125">
            <text:p>1.055125E-007</text:p>
          </table:table-cell>
          <table:table-cell table:formula="of:=[.M4]/[.P4]" office:value-type="float" office:value="0.0000000737541666666667">
            <text:p>7.37541666666667E-008</text:p>
          </table:table-cell>
          <table:table-cell table:formula="of:=[.N4]/[.Q4]" office:value-type="float" office:value="0.000000176010126479235">
            <text:p>0.000000176</text:p>
          </table:table-cell>
          <table:table-cell/>
          <table:table-cell table:formula="of:=[.$N4]/[.L4]" office:value-type="float" office:value="1.29806894917664">
            <text:p>1.2980689492</text:p>
          </table:table-cell>
          <table:table-cell table:formula="of:=[.$N4]/[.M4]" office:value-type="float" office:value="0.309502288006327">
            <text:p>0.30950228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9">
            <text:p>0.000005349</text:p>
          </table:table-cell>
          <table:table-cell office:value-type="float" office:value="0.000031636">
            <text:p>0.000031636</text:p>
          </table:table-cell>
          <table:table-cell office:value-type="float" office:value="0.000008848">
            <text:p>0.000008848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6496">
            <text:p>1.16496E-005</text:p>
          </table:table-cell>
          <table:table-cell table:formula="of:=AVERAGE(INDIRECT(CONCATENATE([.M$2];[.$G5];&quot;:&quot;;[.M$2];[.$H5])))" office:value-type="float" office:value="0.0000546906">
            <text:p>5.46906E-005</text:p>
          </table:table-cell>
          <table:table-cell table:formula="of:=AVERAGE(INDIRECT(CONCATENATE([.N$2];[.$G5];&quot;:&quot;;[.N$2];[.$H5])))" office:value-type="float" office:value="0.00002545">
            <text:p>0.0000254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10125">
            <text:p>0.000000091</text:p>
          </table:table-cell>
          <table:table-cell table:formula="of:=[.M5]/[.P5]" office:value-type="float" office:value="0.0000000610386160714286">
            <text:p>0.000000061</text:p>
          </table:table-cell>
          <table:table-cell table:formula="of:=[.N5]/[.Q5]" office:value-type="float" office:value="0.000000235272259058423">
            <text:p>2.35272259058423E-007</text:p>
          </table:table-cell>
          <table:table-cell/>
          <table:table-cell table:formula="of:=[.$N5]/[.L5]" office:value-type="float" office:value="2.18462436478506">
            <text:p>2.1846243648</text:p>
          </table:table-cell>
          <table:table-cell table:formula="of:=[.$N5]/[.M5]" office:value-type="float" office:value="0.465345050154871">
            <text:p>0.46534505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97">
            <text:p>0.000005297</text:p>
          </table:table-cell>
          <table:table-cell office:value-type="float" office:value="0.000025665">
            <text:p>0.000025665</text:p>
          </table:table-cell>
          <table:table-cell office:value-type="float" office:value="0.000008422">
            <text:p>0.000008422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5005">
            <text:p>0.000025005</text:p>
          </table:table-cell>
          <table:table-cell table:formula="of:=AVERAGE(INDIRECT(CONCATENATE([.M$2];[.$G6];&quot;:&quot;;[.M$2];[.$H6])))" office:value-type="float" office:value="0.0001303732">
            <text:p>0.0001303732</text:p>
          </table:table-cell>
          <table:table-cell table:formula="of:=AVERAGE(INDIRECT(CONCATENATE([.N$2];[.$G6];&quot;:&quot;;[.N$2];[.$H6])))" office:value-type="float" office:value="0.0000486524">
            <text:p>4.86524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9767578125">
            <text:p>9.767578125E-008</text:p>
          </table:table-cell>
          <table:table-cell table:formula="of:=[.M6]/[.P6]" office:value-type="float" office:value="0.0000000636587890625">
            <text:p>6.36587890625E-008</text:p>
          </table:table-cell>
          <table:table-cell table:formula="of:=[.N6]/[.Q6]" office:value-type="float" office:value="0.000000210442414640231">
            <text:p>2.10442414640231E-007</text:p>
          </table:table-cell>
          <table:table-cell/>
          <table:table-cell table:formula="of:=[.$N6]/[.L6]" office:value-type="float" office:value="1.94570685862827">
            <text:p>1.9457068586</text:p>
          </table:table-cell>
          <table:table-cell table:formula="of:=[.$N6]/[.M6]" office:value-type="float" office:value="0.373177923070079">
            <text:p>0.37317792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9">
            <text:p>0.000005329</text:p>
          </table:table-cell>
          <table:table-cell office:value-type="float" office:value="0.000025194">
            <text:p>0.000025194</text:p>
          </table:table-cell>
          <table:table-cell office:value-type="float" office:value="0.000008374">
            <text:p>0.000008374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3292">
            <text:p>2.23292E-005</text:p>
          </table:table-cell>
          <table:table-cell table:formula="of:=AVERAGE(INDIRECT(CONCATENATE([.M$2];[.$G7];&quot;:&quot;;[.M$2];[.$H7])))" office:value-type="float" office:value="0.0001285808">
            <text:p>0.0001285808</text:p>
          </table:table-cell>
          <table:table-cell table:formula="of:=AVERAGE(INDIRECT(CONCATENATE([.N$2];[.$G7];&quot;:&quot;;[.N$2];[.$H7])))" office:value-type="float" office:value="0.0000350152">
            <text:p>3.5015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361171875">
            <text:p>4.361171875E-008</text:p>
          </table:table-cell>
          <table:table-cell table:formula="of:=[.M7]/[.P7]" office:value-type="float" office:value="0.0000000279038194444444">
            <text:p>2.79038194444444E-008</text:p>
          </table:table-cell>
          <table:table-cell table:formula="of:=[.N7]/[.Q7]" office:value-type="float" office:value="0.0000000716684300096657">
            <text:p>7.16684300096657E-008</text:p>
          </table:table-cell>
          <table:table-cell/>
          <table:table-cell table:formula="of:=[.$N7]/[.L7]" office:value-type="float" office:value="1.56813499811906">
            <text:p>1.5681349981</text:p>
          </table:table-cell>
          <table:table-cell table:formula="of:=[.$N7]/[.M7]" office:value-type="float" office:value="0.272320595298831">
            <text:p>0.27232059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64">
            <text:p>0.000005264</text:p>
          </table:table-cell>
          <table:table-cell office:value-type="float" office:value="0.000025474">
            <text:p>0.000025474</text:p>
          </table:table-cell>
          <table:table-cell office:value-type="float" office:value="0.000008424">
            <text:p>0.000008424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97802">
            <text:p>2.97802E-005</text:p>
          </table:table-cell>
          <table:table-cell table:formula="of:=AVERAGE(INDIRECT(CONCATENATE([.M$2];[.$G8];&quot;:&quot;;[.M$2];[.$H8])))" office:value-type="float" office:value="0.0002153224">
            <text:p>0.0002153224</text:p>
          </table:table-cell>
          <table:table-cell table:formula="of:=AVERAGE(INDIRECT(CONCATENATE([.N$2];[.$G8];&quot;:&quot;;[.N$2];[.$H8])))" office:value-type="float" office:value="0.0000795912">
            <text:p>7.9591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290822265625">
            <text:p>2.90822265625E-008</text:p>
          </table:table-cell>
          <table:table-cell table:formula="of:=[.M8]/[.P8]" office:value-type="float" office:value="0.000000021027578125">
            <text:p>0.000000021</text:p>
          </table:table-cell>
          <table:table-cell table:formula="of:=[.N8]/[.Q8]" office:value-type="float" office:value="0.00000007772578125">
            <text:p>7.772578125E-008</text:p>
          </table:table-cell>
          <table:table-cell/>
          <table:table-cell table:formula="of:=[.$N8]/[.L8]" office:value-type="float" office:value="2.6726214061692">
            <text:p>2.6726214062</text:p>
          </table:table-cell>
          <table:table-cell table:formula="of:=[.$N8]/[.M8]" office:value-type="float" office:value="0.369637343815599">
            <text:p>0.36963734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062">
            <text:p>0.000014062</text:p>
          </table:table-cell>
          <table:table-cell office:value-type="float" office:value="0.000055771">
            <text:p>0.000055771</text:p>
          </table:table-cell>
          <table:table-cell office:value-type="float" office:value="0.000026597">
            <text:p>0.00002659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603258">
            <text:p>6.03258E-005</text:p>
          </table:table-cell>
          <table:table-cell table:formula="of:=AVERAGE(INDIRECT(CONCATENATE([.M$2];[.$G9];&quot;:&quot;;[.M$2];[.$H9])))" office:value-type="float" office:value="0.0004243034">
            <text:p>0.0004243034</text:p>
          </table:table-cell>
          <table:table-cell table:formula="of:=AVERAGE(INDIRECT(CONCATENATE([.N$2];[.$G9];&quot;:&quot;;[.N$2];[.$H9])))" office:value-type="float" office:value="0.0001194432">
            <text:p>0.000119443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945595703125">
            <text:p>2.945595703125E-008</text:p>
          </table:table-cell>
          <table:table-cell table:formula="of:=[.M9]/[.P9]" office:value-type="float" office:value="0.0000000188344904119318">
            <text:p>1.88344904119318E-008</text:p>
          </table:table-cell>
          <table:table-cell table:formula="of:=[.N9]/[.Q9]" office:value-type="float" office:value="0.0000000560037302270264">
            <text:p>0.000000056</text:p>
          </table:table-cell>
          <table:table-cell/>
          <table:table-cell table:formula="of:=[.$N9]/[.L9]" office:value-type="float" office:value="1.97996876958117">
            <text:p>1.9799687696</text:p>
          </table:table-cell>
          <table:table-cell table:formula="of:=[.$N9]/[.M9]" office:value-type="float" office:value="0.281504225514101">
            <text:p>0.28150422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12">
            <text:p>0.000011212</text:p>
          </table:table-cell>
          <table:table-cell office:value-type="float" office:value="0.000055821">
            <text:p>0.000055821</text:p>
          </table:table-cell>
          <table:table-cell office:value-type="float" office:value="0.000025338">
            <text:p>0.000025338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85042">
            <text:p>0.0001585042</text:p>
          </table:table-cell>
          <table:table-cell table:formula="of:=AVERAGE(INDIRECT(CONCATENATE([.M$2];[.$G10];&quot;:&quot;;[.M$2];[.$H10])))" office:value-type="float" office:value="0.0009135042">
            <text:p>0.0009135042</text:p>
          </table:table-cell>
          <table:table-cell table:formula="of:=AVERAGE(INDIRECT(CONCATENATE([.N$2];[.$G10];&quot;:&quot;;[.N$2];[.$H10])))" office:value-type="float" office:value="0.0002382578">
            <text:p>0.0002382578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697314453125">
            <text:p>3.8697314453125E-008</text:p>
          </table:table-cell>
          <table:table-cell table:formula="of:=[.M10]/[.P10]" office:value-type="float" office:value="0.0000000185852905273437">
            <text:p>1.85852905273437E-008</text:p>
          </table:table-cell>
          <table:table-cell table:formula="of:=[.N10]/[.Q10]" office:value-type="float" office:value="0.0000000539004994908501">
            <text:p>5.39004994908501E-008</text:p>
          </table:table-cell>
          <table:table-cell/>
          <table:table-cell table:formula="of:=[.$N10]/[.L10]" office:value-type="float" office:value="1.5031639540151">
            <text:p>1.503163954</text:p>
          </table:table-cell>
          <table:table-cell table:formula="of:=[.$N10]/[.M10]" office:value-type="float" office:value="0.260817410582239">
            <text:p>0.26081741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01">
            <text:p>0.00001101</text:p>
          </table:table-cell>
          <table:table-cell office:value-type="float" office:value="0.000054092">
            <text:p>0.000054092</text:p>
          </table:table-cell>
          <table:table-cell office:value-type="float" office:value="0.000025104">
            <text:p>0.00002510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146418">
            <text:p>0.0003146418</text:p>
          </table:table-cell>
          <table:table-cell table:formula="of:=AVERAGE(INDIRECT(CONCATENATE([.M$2];[.$G11];&quot;:&quot;;[.M$2];[.$H11])))" office:value-type="float" office:value="0.001876892">
            <text:p>0.001876892</text:p>
          </table:table-cell>
          <table:table-cell table:formula="of:=AVERAGE(INDIRECT(CONCATENATE([.N$2];[.$G11];&quot;:&quot;;[.N$2];[.$H11])))" office:value-type="float" office:value="0.0005221862">
            <text:p>0.0005221862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84084228515625">
            <text:p>3.84084228515625E-008</text:p>
          </table:table-cell>
          <table:table-cell table:formula="of:=[.M11]/[.P11]" office:value-type="float" office:value="0.0000000176240609975962">
            <text:p>1.76240609975962E-008</text:p>
          </table:table-cell>
          <table:table-cell table:formula="of:=[.N11]/[.Q11]" office:value-type="float" office:value="0.0000000572232263742881">
            <text:p>5.72232263742881E-008</text:p>
          </table:table-cell>
          <table:table-cell/>
          <table:table-cell table:formula="of:=[.$N11]/[.L11]" office:value-type="float" office:value="1.65962119464102">
            <text:p>1.6596211946</text:p>
          </table:table-cell>
          <table:table-cell table:formula="of:=[.$N11]/[.M11]" office:value-type="float" office:value="0.278218565586086">
            <text:p>0.27821856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822">
            <text:p>0.000010822</text:p>
          </table:table-cell>
          <table:table-cell office:value-type="float" office:value="0.000054405">
            <text:p>0.000054405</text:p>
          </table:table-cell>
          <table:table-cell office:value-type="float" office:value="0.000025294">
            <text:p>0.000025294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329096">
            <text:p>0.0006329096</text:p>
          </table:table-cell>
          <table:table-cell table:formula="of:=AVERAGE(INDIRECT(CONCATENATE([.M$2];[.$G12];&quot;:&quot;;[.M$2];[.$H12])))" office:value-type="float" office:value="0.003901216">
            <text:p>0.003901216</text:p>
          </table:table-cell>
          <table:table-cell table:formula="of:=AVERAGE(INDIRECT(CONCATENATE([.N$2];[.$G12];&quot;:&quot;;[.N$2];[.$H12])))" office:value-type="float" office:value="0.001068844">
            <text:p>0.0010688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629736328125">
            <text:p>3.8629736328125E-008</text:p>
          </table:table-cell>
          <table:table-cell table:formula="of:=[.M12]/[.P12]" office:value-type="float" office:value="0.0000000170079520089286">
            <text:p>0.000000017</text:p>
          </table:table-cell>
          <table:table-cell table:formula="of:=[.N12]/[.Q12]" office:value-type="float" office:value="0.0000000569195225281003">
            <text:p>5.69195225281003E-008</text:p>
          </table:table-cell>
          <table:table-cell/>
          <table:table-cell table:formula="of:=[.$N12]/[.L12]" office:value-type="float" office:value="1.68877830262015">
            <text:p>1.6887783026</text:p>
          </table:table-cell>
          <table:table-cell table:formula="of:=[.$N12]/[.M12]" office:value-type="float" office:value="0.273977139435499">
            <text:p>0.273977139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142">
            <text:p>0.000011142</text:p>
          </table:table-cell>
          <table:table-cell office:value-type="float" office:value="0.000053364">
            <text:p>0.000053364</text:p>
          </table:table-cell>
          <table:table-cell office:value-type="float" office:value="0.000024917">
            <text:p>0.00002491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287242">
            <text:p>0.001287242</text:p>
          </table:table-cell>
          <table:table-cell table:formula="of:=AVERAGE(INDIRECT(CONCATENATE([.M$2];[.$G13];&quot;:&quot;;[.M$2];[.$H13])))" office:value-type="float" office:value="0.00813462">
            <text:p>0.00813462</text:p>
          </table:table-cell>
          <table:table-cell table:formula="of:=AVERAGE(INDIRECT(CONCATENATE([.N$2];[.$G13];&quot;:&quot;;[.N$2];[.$H13])))" office:value-type="float" office:value="0.002875576">
            <text:p>0.00287557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2835083007813">
            <text:p>3.92835083007813E-008</text:p>
          </table:table-cell>
          <table:table-cell table:formula="of:=[.M13]/[.P13]" office:value-type="float" office:value="0.0000000165499267578125">
            <text:p>1.65499267578125E-008</text:p>
          </table:table-cell>
          <table:table-cell table:formula="of:=[.N13]/[.Q13]" office:value-type="float" office:value="0.0000000746163314782532">
            <text:p>7.46163314782532E-008</text:p>
          </table:table-cell>
          <table:table-cell/>
          <table:table-cell table:formula="of:=[.$N13]/[.L13]" office:value-type="float" office:value="2.23390473586163">
            <text:p>2.2339047359</text:p>
          </table:table-cell>
          <table:table-cell table:formula="of:=[.$N13]/[.M13]" office:value-type="float" office:value="0.353498503925199">
            <text:p>0.353498503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8049">
            <text:p>0.000028049</text:p>
          </table:table-cell>
          <table:table-cell office:value-type="float" office:value="0.000119249">
            <text:p>0.000119249</text:p>
          </table:table-cell>
          <table:table-cell office:value-type="float" office:value="0.000048129">
            <text:p>0.000048129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2252">
            <text:p>0.00262252</text:p>
          </table:table-cell>
          <table:table-cell table:formula="of:=AVERAGE(INDIRECT(CONCATENATE([.M$2];[.$G14];&quot;:&quot;;[.M$2];[.$H14])))" office:value-type="float" office:value="0.01676128">
            <text:p>0.01676128</text:p>
          </table:table-cell>
          <table:table-cell table:formula="of:=AVERAGE(INDIRECT(CONCATENATE([.N$2];[.$G14];&quot;:&quot;;[.N$2];[.$H14])))" office:value-type="float" office:value="0.005923986">
            <text:p>0.00592398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0164794921875">
            <text:p>0.00000004</text:p>
          </table:table-cell>
          <table:table-cell table:formula="of:=[.M14]/[.P14]" office:value-type="float" office:value="0.0000000159848022460937">
            <text:p>0.000000016</text:p>
          </table:table-cell>
          <table:table-cell table:formula="of:=[.N14]/[.Q14]" office:value-type="float" office:value="0.0000000750696393093849">
            <text:p>7.50696393093849E-008</text:p>
          </table:table-cell>
          <table:table-cell/>
          <table:table-cell table:formula="of:=[.$N14]/[.L14]" office:value-type="float" office:value="2.25889068529506">
            <text:p>2.2588906853</text:p>
          </table:table-cell>
          <table:table-cell table:formula="of:=[.$N14]/[.M14]" office:value-type="float" office:value="0.353432792722274">
            <text:p>0.35343279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11">
            <text:p>0.000019911</text:p>
          </table:table-cell>
          <table:table-cell office:value-type="float" office:value="0.000119152">
            <text:p>0.000119152</text:p>
          </table:table-cell>
          <table:table-cell office:value-type="float" office:value="0.000049447">
            <text:p>0.000049447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27638">
            <text:p>0.00527638</text:p>
          </table:table-cell>
          <table:table-cell table:formula="of:=AVERAGE(INDIRECT(CONCATENATE([.M$2];[.$G15];&quot;:&quot;;[.M$2];[.$H15])))" office:value-type="float" office:value="0.0364993">
            <text:p>0.0364993</text:p>
          </table:table-cell>
          <table:table-cell table:formula="of:=AVERAGE(INDIRECT(CONCATENATE([.N$2];[.$G15];&quot;:&quot;;[.N$2];[.$H15])))" office:value-type="float" office:value="0.0118542">
            <text:p>0.0118542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2555847167969">
            <text:p>4.02555847167969E-008</text:p>
          </table:table-cell>
          <table:table-cell table:formula="of:=[.M15]/[.P15]" office:value-type="float" office:value="0.0000000163804446949678">
            <text:p>1.63804446949678E-008</text:p>
          </table:table-cell>
          <table:table-cell table:formula="of:=[.N15]/[.Q15]" office:value-type="float" office:value="0.0000000735019285083675">
            <text:p>7.35019285083675E-008</text:p>
          </table:table-cell>
          <table:table-cell/>
          <table:table-cell table:formula="of:=[.$N15]/[.L15]" office:value-type="float" office:value="2.24665395593191">
            <text:p>2.2466539559</text:p>
          </table:table-cell>
          <table:table-cell table:formula="of:=[.$N15]/[.M15]" office:value-type="float" office:value="0.324778831374848">
            <text:p>0.324778831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05">
            <text:p>0.000019905</text:p>
          </table:table-cell>
          <table:table-cell office:value-type="float" office:value="0.000118411">
            <text:p>0.000118411</text:p>
          </table:table-cell>
          <table:table-cell office:value-type="float" office:value="0.000048489">
            <text:p>0.00004848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416978">
            <text:p>0.010416978</text:p>
          </table:table-cell>
          <table:table-cell table:formula="of:=AVERAGE(INDIRECT(CONCATENATE([.M$2];[.$G16];&quot;:&quot;;[.M$2];[.$H16])))" office:value-type="float" office:value="0.0736162">
            <text:p>0.0736162</text:p>
          </table:table-cell>
          <table:table-cell table:formula="of:=AVERAGE(INDIRECT(CONCATENATE([.N$2];[.$G16];&quot;:&quot;;[.N$2];[.$H16])))" office:value-type="float" office:value="0.02387368">
            <text:p>0.0238736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397376174926758">
            <text:p>3.97376174926758E-008</text:p>
          </table:table-cell>
          <table:table-cell table:formula="of:=[.M16]/[.P16]" office:value-type="float" office:value="0.0000000156013064914279">
            <text:p>1.56013064914279E-008</text:p>
          </table:table-cell>
          <table:table-cell table:formula="of:=[.N16]/[.Q16]" office:value-type="float" office:value="0.0000000725506704290566">
            <text:p>7.25506704290566E-008</text:p>
          </table:table-cell>
          <table:table-cell/>
          <table:table-cell table:formula="of:=[.$N16]/[.L16]" office:value-type="float" office:value="2.29180478253866">
            <text:p>2.2918047825</text:p>
          </table:table-cell>
          <table:table-cell table:formula="of:=[.$N16]/[.M16]" office:value-type="float" office:value="0.324299271084354">
            <text:p>0.32429927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37335">
            <text:p>0.000037335</text:p>
          </table:table-cell>
          <table:table-cell office:value-type="float" office:value="0.000176423">
            <text:p>0.000176423</text:p>
          </table:table-cell>
          <table:table-cell office:value-type="float" office:value="0.000049223">
            <text:p>0.00004922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6194">
            <text:p>0.02116194</text:p>
          </table:table-cell>
          <table:table-cell table:formula="of:=AVERAGE(INDIRECT(CONCATENATE([.M$2];[.$G17];&quot;:&quot;;[.M$2];[.$H17])))" office:value-type="float" office:value="0.1531554">
            <text:p>0.1531554</text:p>
          </table:table-cell>
          <table:table-cell table:formula="of:=AVERAGE(INDIRECT(CONCATENATE([.N$2];[.$G17];&quot;:&quot;;[.N$2];[.$H17])))" office:value-type="float" office:value="0.0485778">
            <text:p>0.048577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3631973266602">
            <text:p>4.03631973266602E-008</text:p>
          </table:table-cell>
          <table:table-cell table:formula="of:=[.M17]/[.P17]" office:value-type="float" office:value="0.000000015374775936729">
            <text:p>1.5374775936729E-008</text:p>
          </table:table-cell>
          <table:table-cell table:formula="of:=[.N17]/[.Q17]" office:value-type="float" office:value="0.0000000724571178888566">
            <text:p>7.24571178888566E-008</text:p>
          </table:table-cell>
          <table:table-cell/>
          <table:table-cell table:formula="of:=[.$N17]/[.L17]" office:value-type="float" office:value="2.29552678062597">
            <text:p>2.2955267806</text:p>
          </table:table-cell>
          <table:table-cell table:formula="of:=[.$N17]/[.M17]" office:value-type="float" office:value="0.317179805609205">
            <text:p>0.31717980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825">
            <text:p>0.000019825</text:p>
          </table:table-cell>
          <table:table-cell office:value-type="float" office:value="0.000118631">
            <text:p>0.000118631</text:p>
          </table:table-cell>
          <table:table-cell office:value-type="float" office:value="0.000047974">
            <text:p>0.00004797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684824">
            <text:p>0.04684824</text:p>
          </table:table-cell>
          <table:table-cell table:formula="of:=AVERAGE(INDIRECT(CONCATENATE([.M$2];[.$G18];&quot;:&quot;;[.M$2];[.$H18])))" office:value-type="float" office:value="0.3246578">
            <text:p>0.3246578</text:p>
          </table:table-cell>
          <table:table-cell table:formula="of:=AVERAGE(INDIRECT(CONCATENATE([.N$2];[.$G18];&quot;:&quot;;[.N$2];[.$H18])))" office:value-type="float" office:value="0.1001097">
            <text:p>0.1001097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46779632568359">
            <text:p>4.46779632568359E-008</text:p>
          </table:table-cell>
          <table:table-cell table:formula="of:=[.M18]/[.P18]" office:value-type="float" office:value="0.0000000154808902740478">
            <text:p>1.54808902740478E-008</text:p>
          </table:table-cell>
          <table:table-cell table:formula="of:=[.N18]/[.Q18]" office:value-type="float" office:value="0.0000000733818974438102">
            <text:p>7.33818974438102E-008</text:p>
          </table:table-cell>
          <table:table-cell/>
          <table:table-cell table:formula="of:=[.$N18]/[.L18]" office:value-type="float" office:value="2.13689350976686">
            <text:p>2.1368935098</text:p>
          </table:table-cell>
          <table:table-cell table:formula="of:=[.$N18]/[.M18]" office:value-type="float" office:value="0.308354519743558">
            <text:p>0.30835451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5377">
            <text:p>0.000055377</text:p>
          </table:table-cell>
          <table:table-cell office:value-type="float" office:value="0.00027027">
            <text:p>0.00027027</text:p>
          </table:table-cell>
          <table:table-cell office:value-type="float" office:value="0.000037182">
            <text:p>0.000037182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180222">
            <text:p>0.08180222</text:p>
          </table:table-cell>
          <table:table-cell table:formula="of:=AVERAGE(INDIRECT(CONCATENATE([.M$2];[.$G19];&quot;:&quot;;[.M$2];[.$H19])))" office:value-type="float" office:value="0.6637002">
            <text:p>0.6637002</text:p>
          </table:table-cell>
          <table:table-cell table:formula="of:=AVERAGE(INDIRECT(CONCATENATE([.N$2];[.$G19];&quot;:&quot;;[.N$2];[.$H19])))" office:value-type="float" office:value="0.1927112">
            <text:p>0.192711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390063381195068">
            <text:p>0.000000039</text:p>
          </table:table-cell>
          <table:table-cell table:formula="of:=[.M19]/[.P19]" office:value-type="float" office:value="0.0000000150703293936593">
            <text:p>1.50703293936593E-008</text:p>
          </table:table-cell>
          <table:table-cell table:formula="of:=[.N19]/[.Q19]" office:value-type="float" office:value="0.0000000694981999793053">
            <text:p>6.94981999793053E-008</text:p>
          </table:table-cell>
          <table:table-cell/>
          <table:table-cell table:formula="of:=[.$N19]/[.L19]" office:value-type="float" office:value="2.35581870516472">
            <text:p>2.3558187052</text:p>
          </table:table-cell>
          <table:table-cell table:formula="of:=[.$N19]/[.M19]" office:value-type="float" office:value="0.290358809595055">
            <text:p>0.290358809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737">
            <text:p>0.000014737</text:p>
          </table:table-cell>
          <table:table-cell office:value-type="float" office:value="0.000093386">
            <text:p>0.000093386</text:p>
          </table:table-cell>
          <table:table-cell office:value-type="float" office:value="0.000034739">
            <text:p>0.00003473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563262">
            <text:p>0.1563262</text:p>
          </table:table-cell>
          <table:table-cell table:formula="of:=AVERAGE(INDIRECT(CONCATENATE([.M$2];[.$G20];&quot;:&quot;;[.M$2];[.$H20])))" office:value-type="float" office:value="1.325764">
            <text:p>1.325764</text:p>
          </table:table-cell>
          <table:table-cell table:formula="of:=AVERAGE(INDIRECT(CONCATENATE([.N$2];[.$G20];&quot;:&quot;;[.N$2];[.$H20])))" office:value-type="float" office:value="0.3786948">
            <text:p>0.3786948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372710704803467">
            <text:p>3.72710704803467E-008</text:p>
          </table:table-cell>
          <table:table-cell table:formula="of:=[.M20]/[.P20]" office:value-type="float" office:value="0.0000000143675804138184">
            <text:p>1.43675804138184E-008</text:p>
          </table:table-cell>
          <table:table-cell table:formula="of:=[.N20]/[.Q20]" office:value-type="float" office:value="0.0000000672574126011123">
            <text:p>6.72574126011123E-008</text:p>
          </table:table-cell>
          <table:table-cell/>
          <table:table-cell table:formula="of:=[.$N20]/[.L20]" office:value-type="float" office:value="2.42246533210684">
            <text:p>2.4224653321</text:p>
          </table:table-cell>
          <table:table-cell table:formula="of:=[.$N20]/[.M20]" office:value-type="float" office:value="0.285642693571405">
            <text:p>0.28564269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746">
            <text:p>0.000013746</text:p>
          </table:table-cell>
          <table:table-cell office:value-type="float" office:value="0.000092893">
            <text:p>0.000092893</text:p>
          </table:table-cell>
          <table:table-cell office:value-type="float" office:value="0.000033247">
            <text:p>0.000033247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079166">
            <text:p>0.3079166</text:p>
          </table:table-cell>
          <table:table-cell table:formula="of:=AVERAGE(INDIRECT(CONCATENATE([.M$2];[.$G21];&quot;:&quot;;[.M$2];[.$H21])))" office:value-type="float" office:value="2.713958">
            <text:p>2.713958</text:p>
          </table:table-cell>
          <table:table-cell table:formula="of:=AVERAGE(INDIRECT(CONCATENATE([.N$2];[.$G21];&quot;:&quot;;[.N$2];[.$H21])))" office:value-type="float" office:value="0.6695372">
            <text:p>0.669537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367065191268921">
            <text:p>3.67065191268921E-008</text:p>
          </table:table-cell>
          <table:table-cell table:formula="of:=[.M21]/[.P21]" office:value-type="float" office:value="0.0000000140664784804634">
            <text:p>1.40664784804634E-008</text:p>
          </table:table-cell>
          <table:table-cell table:formula="of:=[.N21]/[.Q21]" office:value-type="float" office:value="0.0000000586130736471102">
            <text:p>5.86130736471102E-008</text:p>
          </table:table-cell>
          <table:table-cell/>
          <table:table-cell table:formula="of:=[.$N21]/[.L21]" office:value-type="float" office:value="2.17441086320127">
            <text:p>2.1744108632</text:p>
          </table:table-cell>
          <table:table-cell table:formula="of:=[.$N21]/[.M21]" office:value-type="float" office:value="0.246701385946282">
            <text:p>0.246701385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883">
            <text:p>0.000013883</text:p>
          </table:table-cell>
          <table:table-cell office:value-type="float" office:value="0.000093236">
            <text:p>0.000093236</text:p>
          </table:table-cell>
          <table:table-cell office:value-type="float" office:value="0.00003475">
            <text:p>0.0000347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850788">
            <text:p>0.6850788</text:p>
          </table:table-cell>
          <table:table-cell table:formula="of:=AVERAGE(INDIRECT(CONCATENATE([.M$2];[.$G22];&quot;:&quot;;[.M$2];[.$H22])))" office:value-type="float" office:value="5.660736">
            <text:p>5.660736</text:p>
          </table:table-cell>
          <table:table-cell table:formula="of:=AVERAGE(INDIRECT(CONCATENATE([.N$2];[.$G22];&quot;:&quot;;[.N$2];[.$H22])))" office:value-type="float" office:value="1.394618">
            <text:p>1.39461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08338785171509">
            <text:p>4.08338785171509E-008</text:p>
          </table:table-cell>
          <table:table-cell table:formula="of:=[.M22]/[.P22]" office:value-type="float" office:value="0.0000000140585899353027">
            <text:p>1.40585899353027E-008</text:p>
          </table:table-cell>
          <table:table-cell table:formula="of:=[.N22]/[.Q22]" office:value-type="float" office:value="0.0000000602268029524823">
            <text:p>6.02268029524823E-008</text:p>
          </table:table-cell>
          <table:table-cell/>
          <table:table-cell table:formula="of:=[.$N22]/[.L22]" office:value-type="float" office:value="2.03570450581743">
            <text:p>2.0357045058</text:p>
          </table:table-cell>
          <table:table-cell table:formula="of:=[.$N22]/[.M22]" office:value-type="float" office:value="0.246366903526326">
            <text:p>0.24636690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03">
            <text:p>0.000013903</text:p>
          </table:table-cell>
          <table:table-cell office:value-type="float" office:value="0.000093119">
            <text:p>0.000093119</text:p>
          </table:table-cell>
          <table:table-cell office:value-type="float" office:value="0.000035158">
            <text:p>0.000035158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8994">
            <text:p>0.000038994</text:p>
          </table:table-cell>
          <table:table-cell office:value-type="float" office:value="0.00020968">
            <text:p>0.00020968</text:p>
          </table:table-cell>
          <table:table-cell office:value-type="float" office:value="0.000068759">
            <text:p>0.00006875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51">
            <text:p>0.000027351</text:p>
          </table:table-cell>
          <table:table-cell office:value-type="float" office:value="0.000197945">
            <text:p>0.000197945</text:p>
          </table:table-cell>
          <table:table-cell office:value-type="float" office:value="0.000090565">
            <text:p>0.00009056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12">
            <text:p>0.000027312</text:p>
          </table:table-cell>
          <table:table-cell office:value-type="float" office:value="0.000197575">
            <text:p>0.000197575</text:p>
          </table:table-cell>
          <table:table-cell office:value-type="float" office:value="0.000063882">
            <text:p>0.00006388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89">
            <text:p>0.000027289</text:p>
          </table:table-cell>
          <table:table-cell office:value-type="float" office:value="0.000266989">
            <text:p>0.000266989</text:p>
          </table:table-cell>
          <table:table-cell office:value-type="float" office:value="0.000104449">
            <text:p>0.00010444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955">
            <text:p>0.000027955</text:p>
          </table:table-cell>
          <table:table-cell office:value-type="float" office:value="0.000204423">
            <text:p>0.000204423</text:p>
          </table:table-cell>
          <table:table-cell office:value-type="float" office:value="0.000070301">
            <text:p>0.0000703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2298">
            <text:p>0.000082298</text:p>
          </table:table-cell>
          <table:table-cell office:value-type="float" office:value="0.000434652">
            <text:p>0.000434652</text:p>
          </table:table-cell>
          <table:table-cell office:value-type="float" office:value="0.00011749">
            <text:p>0.00011749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47">
            <text:p>0.000055147</text:p>
          </table:table-cell>
          <table:table-cell office:value-type="float" office:value="0.000422185">
            <text:p>0.000422185</text:p>
          </table:table-cell>
          <table:table-cell office:value-type="float" office:value="0.000122386">
            <text:p>0.000122386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56">
            <text:p>0.00005456</text:p>
          </table:table-cell>
          <table:table-cell office:value-type="float" office:value="0.000417853">
            <text:p>0.000417853</text:p>
          </table:table-cell>
          <table:table-cell office:value-type="float" office:value="0.000121855">
            <text:p>0.000121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25">
            <text:p>0.000055125</text:p>
          </table:table-cell>
          <table:table-cell office:value-type="float" office:value="0.000423302">
            <text:p>0.000423302</text:p>
          </table:table-cell>
          <table:table-cell office:value-type="float" office:value="0.000117787">
            <text:p>0.00011778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499">
            <text:p>0.000054499</text:p>
          </table:table-cell>
          <table:table-cell office:value-type="float" office:value="0.000423525">
            <text:p>0.000423525</text:p>
          </table:table-cell>
          <table:table-cell office:value-type="float" office:value="0.000117698">
            <text:p>0.00011769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819">
            <text:p>0.00016819</text:p>
          </table:table-cell>
          <table:table-cell office:value-type="float" office:value="0.000897373">
            <text:p>0.000897373</text:p>
          </table:table-cell>
          <table:table-cell office:value-type="float" office:value="0.000234968">
            <text:p>0.00023496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1954">
            <text:p>0.000161954</text:p>
          </table:table-cell>
          <table:table-cell office:value-type="float" office:value="0.000891161">
            <text:p>0.000891161</text:p>
          </table:table-cell>
          <table:table-cell office:value-type="float" office:value="0.000234133">
            <text:p>0.00023413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506">
            <text:p>0.000150506</text:p>
          </table:table-cell>
          <table:table-cell office:value-type="float" office:value="0.000890281">
            <text:p>0.000890281</text:p>
          </table:table-cell>
          <table:table-cell office:value-type="float" office:value="0.000251905">
            <text:p>0.00025190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047">
            <text:p>0.00016047</text:p>
          </table:table-cell>
          <table:table-cell office:value-type="float" office:value="0.000956572">
            <text:p>0.000956572</text:p>
          </table:table-cell>
          <table:table-cell office:value-type="float" office:value="0.000234152">
            <text:p>0.00023415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401">
            <text:p>0.000151401</text:p>
          </table:table-cell>
          <table:table-cell office:value-type="float" office:value="0.000932134">
            <text:p>0.000932134</text:p>
          </table:table-cell>
          <table:table-cell office:value-type="float" office:value="0.000236131">
            <text:p>0.00023613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5046">
            <text:p>0.000345046</text:p>
          </table:table-cell>
          <table:table-cell office:value-type="float" office:value="0.00189995">
            <text:p>0.00189995</text:p>
          </table:table-cell>
          <table:table-cell office:value-type="float" office:value="0.000521315">
            <text:p>0.00052131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65634">
            <text:p>0.000265634</text:p>
          </table:table-cell>
          <table:table-cell office:value-type="float" office:value="0.0018712">
            <text:p>0.0018712</text:p>
          </table:table-cell>
          <table:table-cell office:value-type="float" office:value="0.000519775">
            <text:p>0.00051977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4094">
            <text:p>0.000324094</text:p>
          </table:table-cell>
          <table:table-cell office:value-type="float" office:value="0.00187269">
            <text:p>0.00187269</text:p>
          </table:table-cell>
          <table:table-cell office:value-type="float" office:value="0.000522897">
            <text:p>0.000522897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129">
            <text:p>0.000319129</text:p>
          </table:table-cell>
          <table:table-cell office:value-type="float" office:value="0.00186773">
            <text:p>0.00186773</text:p>
          </table:table-cell>
          <table:table-cell office:value-type="float" office:value="0.000519778">
            <text:p>0.00051977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306">
            <text:p>0.000319306</text:p>
          </table:table-cell>
          <table:table-cell office:value-type="float" office:value="0.00187289">
            <text:p>0.00187289</text:p>
          </table:table-cell>
          <table:table-cell office:value-type="float" office:value="0.000527166">
            <text:p>0.00052716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9038">
            <text:p>0.000679038</text:p>
          </table:table-cell>
          <table:table-cell office:value-type="float" office:value="0.00388442">
            <text:p>0.00388442</text:p>
          </table:table-cell>
          <table:table-cell office:value-type="float" office:value="0.001065">
            <text:p>0.00106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557888">
            <text:p>0.000557888</text:p>
          </table:table-cell>
          <table:table-cell office:value-type="float" office:value="0.00390812">
            <text:p>0.00390812</text:p>
          </table:table-cell>
          <table:table-cell office:value-type="float" office:value="0.00107266">
            <text:p>0.0010726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953">
            <text:p>0.000640953</text:p>
          </table:table-cell>
          <table:table-cell office:value-type="float" office:value="0.00389381">
            <text:p>0.00389381</text:p>
          </table:table-cell>
          <table:table-cell office:value-type="float" office:value="0.00106988">
            <text:p>0.0010698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739">
            <text:p>0.000640739</text:p>
          </table:table-cell>
          <table:table-cell office:value-type="float" office:value="0.00391789">
            <text:p>0.00391789</text:p>
          </table:table-cell>
          <table:table-cell office:value-type="float" office:value="0.00106671">
            <text:p>0.0010667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593">
            <text:p>0.00064593</text:p>
          </table:table-cell>
          <table:table-cell office:value-type="float" office:value="0.00390184">
            <text:p>0.00390184</text:p>
          </table:table-cell>
          <table:table-cell office:value-type="float" office:value="0.00106997">
            <text:p>0.0010699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3828">
            <text:p>0.00133828</text:p>
          </table:table-cell>
          <table:table-cell office:value-type="float" office:value="0.00804619">
            <text:p>0.00804619</text:p>
          </table:table-cell>
          <table:table-cell office:value-type="float" office:value="0.00290028">
            <text:p>0.0029002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15204">
            <text:p>0.00115204</text:p>
          </table:table-cell>
          <table:table-cell office:value-type="float" office:value="0.00815518">
            <text:p>0.00815518</text:p>
          </table:table-cell>
          <table:table-cell office:value-type="float" office:value="0.00284117">
            <text:p>0.0028411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868">
            <text:p>0.00131868</text:p>
          </table:table-cell>
          <table:table-cell office:value-type="float" office:value="0.00814102">
            <text:p>0.00814102</text:p>
          </table:table-cell>
          <table:table-cell office:value-type="float" office:value="0.00286333">
            <text:p>0.0028633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978">
            <text:p>0.00130978</text:p>
          </table:table-cell>
          <table:table-cell office:value-type="float" office:value="0.00820685">
            <text:p>0.00820685</text:p>
          </table:table-cell>
          <table:table-cell office:value-type="float" office:value="0.00290658">
            <text:p>0.0029065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743">
            <text:p>0.00131743</text:p>
          </table:table-cell>
          <table:table-cell office:value-type="float" office:value="0.00812386">
            <text:p>0.00812386</text:p>
          </table:table-cell>
          <table:table-cell office:value-type="float" office:value="0.00286652">
            <text:p>0.0028665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4141">
            <text:p>0.00274141</text:p>
          </table:table-cell>
          <table:table-cell office:value-type="float" office:value="0.0167876">
            <text:p>0.0167876</text:p>
          </table:table-cell>
          <table:table-cell office:value-type="float" office:value="0.00589185">
            <text:p>0.005891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35634">
            <text:p>0.00235634</text:p>
          </table:table-cell>
          <table:table-cell office:value-type="float" office:value="0.0167897">
            <text:p>0.0167897</text:p>
          </table:table-cell>
          <table:table-cell office:value-type="float" office:value="0.00594392">
            <text:p>0.0059439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677">
            <text:p>0.00266677</text:p>
          </table:table-cell>
          <table:table-cell office:value-type="float" office:value="0.016703">
            <text:p>0.016703</text:p>
          </table:table-cell>
          <table:table-cell office:value-type="float" office:value="0.00595158">
            <text:p>0.0059515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407">
            <text:p>0.00268407</text:p>
          </table:table-cell>
          <table:table-cell office:value-type="float" office:value="0.0167599">
            <text:p>0.0167599</text:p>
          </table:table-cell>
          <table:table-cell office:value-type="float" office:value="0.00591496">
            <text:p>0.0059149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401">
            <text:p>0.00266401</text:p>
          </table:table-cell>
          <table:table-cell office:value-type="float" office:value="0.0167662">
            <text:p>0.0167662</text:p>
          </table:table-cell>
          <table:table-cell office:value-type="float" office:value="0.00591762">
            <text:p>0.00591762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40383">
            <text:p>0.00540383</text:p>
          </table:table-cell>
          <table:table-cell office:value-type="float" office:value="0.0359188">
            <text:p>0.0359188</text:p>
          </table:table-cell>
          <table:table-cell office:value-type="float" office:value="0.0118085">
            <text:p>0.011808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475823">
            <text:p>0.00475823</text:p>
          </table:table-cell>
          <table:table-cell office:value-type="float" office:value="0.0417464">
            <text:p>0.0417464</text:p>
          </table:table-cell>
          <table:table-cell office:value-type="float" office:value="0.0118745">
            <text:p>0.01187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2224">
            <text:p>0.00552224</text:p>
          </table:table-cell>
          <table:table-cell office:value-type="float" office:value="0.0350825">
            <text:p>0.0350825</text:p>
          </table:table-cell>
          <table:table-cell office:value-type="float" office:value="0.0118121">
            <text:p>0.011812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552">
            <text:p>0.00534552</text:p>
          </table:table-cell>
          <table:table-cell office:value-type="float" office:value="0.0348256">
            <text:p>0.0348256</text:p>
          </table:table-cell>
          <table:table-cell office:value-type="float" office:value="0.0118323">
            <text:p>0.011832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208">
            <text:p>0.00535208</text:p>
          </table:table-cell>
          <table:table-cell office:value-type="float" office:value="0.0349232">
            <text:p>0.0349232</text:p>
          </table:table-cell>
          <table:table-cell office:value-type="float" office:value="0.0119436">
            <text:p>0.0119436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47">
            <text:p>0.0106547</text:p>
          </table:table-cell>
          <table:table-cell office:value-type="float" office:value="0.0732455">
            <text:p>0.0732455</text:p>
          </table:table-cell>
          <table:table-cell office:value-type="float" office:value="0.023674">
            <text:p>0.02367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944569">
            <text:p>0.00944569</text:p>
          </table:table-cell>
          <table:table-cell office:value-type="float" office:value="0.0730664">
            <text:p>0.0730664</text:p>
          </table:table-cell>
          <table:table-cell office:value-type="float" office:value="0.0237435">
            <text:p>0.023743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5">
            <text:p>0.010665</text:p>
          </table:table-cell>
          <table:table-cell office:value-type="float" office:value="0.073259">
            <text:p>0.073259</text:p>
          </table:table-cell>
          <table:table-cell office:value-type="float" office:value="0.023653">
            <text:p>0.02365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24">
            <text:p>0.0106624</text:p>
          </table:table-cell>
          <table:table-cell office:value-type="float" office:value="0.0754379">
            <text:p>0.0754379</text:p>
          </table:table-cell>
          <table:table-cell office:value-type="float" office:value="0.0244017">
            <text:p>0.024401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71">
            <text:p>0.0106571</text:p>
          </table:table-cell>
          <table:table-cell office:value-type="float" office:value="0.0730722">
            <text:p>0.0730722</text:p>
          </table:table-cell>
          <table:table-cell office:value-type="float" office:value="0.0238962">
            <text:p>0.023896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49">
            <text:p>0.0213149</text:p>
          </table:table-cell>
          <table:table-cell office:value-type="float" office:value="0.150852">
            <text:p>0.150852</text:p>
          </table:table-cell>
          <table:table-cell office:value-type="float" office:value="0.0487672">
            <text:p>0.048767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89022">
            <text:p>0.0189022</text:p>
          </table:table-cell>
          <table:table-cell office:value-type="float" office:value="0.151301">
            <text:p>0.151301</text:p>
          </table:table-cell>
          <table:table-cell office:value-type="float" office:value="0.0491457">
            <text:p>0.049145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223">
            <text:p>0.0213223</text:p>
          </table:table-cell>
          <table:table-cell office:value-type="float" office:value="0.151529">
            <text:p>0.151529</text:p>
          </table:table-cell>
          <table:table-cell office:value-type="float" office:value="0.048109">
            <text:p>0.04810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97">
            <text:p>0.0213197</text:p>
          </table:table-cell>
          <table:table-cell office:value-type="float" office:value="0.151058">
            <text:p>0.151058</text:p>
          </table:table-cell>
          <table:table-cell office:value-type="float" office:value="0.0482827">
            <text:p>0.048282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9506">
            <text:p>0.0229506</text:p>
          </table:table-cell>
          <table:table-cell office:value-type="float" office:value="0.161037">
            <text:p>0.161037</text:p>
          </table:table-cell>
          <table:table-cell office:value-type="float" office:value="0.0485844">
            <text:p>0.048584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35295">
            <text:p>0.0535295</text:p>
          </table:table-cell>
          <table:table-cell office:value-type="float" office:value="0.351112">
            <text:p>0.351112</text:p>
          </table:table-cell>
          <table:table-cell office:value-type="float" office:value="0.0976462">
            <text:p>0.097646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79561">
            <text:p>0.0379561</text:p>
          </table:table-cell>
          <table:table-cell office:value-type="float" office:value="0.314158">
            <text:p>0.314158</text:p>
          </table:table-cell>
          <table:table-cell office:value-type="float" office:value="0.0967453">
            <text:p>0.0967453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132">
            <text:p>0.0426132</text:p>
          </table:table-cell>
          <table:table-cell office:value-type="float" office:value="0.312017">
            <text:p>0.312017</text:p>
          </table:table-cell>
          <table:table-cell office:value-type="float" office:value="0.0965428">
            <text:p>0.096542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973">
            <text:p>0.0426973</text:p>
          </table:table-cell>
          <table:table-cell office:value-type="float" office:value="0.332267">
            <text:p>0.332267</text:p>
          </table:table-cell>
          <table:table-cell office:value-type="float" office:value="0.111899">
            <text:p>0.111899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74451">
            <text:p>0.0574451</text:p>
          </table:table-cell>
          <table:table-cell office:value-type="float" office:value="0.313735">
            <text:p>0.313735</text:p>
          </table:table-cell>
          <table:table-cell office:value-type="float" office:value="0.0977152">
            <text:p>0.097715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5377">
            <text:p>0.0855377</text:p>
          </table:table-cell>
          <table:table-cell office:value-type="float" office:value="0.714201">
            <text:p>0.714201</text:p>
          </table:table-cell>
          <table:table-cell office:value-type="float" office:value="0.191496">
            <text:p>0.191496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65852">
            <text:p>0.0765852</text:p>
          </table:table-cell>
          <table:table-cell office:value-type="float" office:value="0.658342">
            <text:p>0.658342</text:p>
          </table:table-cell>
          <table:table-cell office:value-type="float" office:value="0.191921">
            <text:p>0.19192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861">
            <text:p>0.085861</text:p>
          </table:table-cell>
          <table:table-cell office:value-type="float" office:value="0.646078">
            <text:p>0.646078</text:p>
          </table:table-cell>
          <table:table-cell office:value-type="float" office:value="0.195222">
            <text:p>0.19522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57916">
            <text:p>0.0757916</text:p>
          </table:table-cell>
          <table:table-cell office:value-type="float" office:value="0.651219">
            <text:p>0.651219</text:p>
          </table:table-cell>
          <table:table-cell office:value-type="float" office:value="0.192131">
            <text:p>0.19213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2356">
            <text:p>0.0852356</text:p>
          </table:table-cell>
          <table:table-cell office:value-type="float" office:value="0.648661">
            <text:p>0.648661</text:p>
          </table:table-cell>
          <table:table-cell office:value-type="float" office:value="0.192786">
            <text:p>0.19278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549">
            <text:p>0.171549</text:p>
          </table:table-cell>
          <table:table-cell office:value-type="float" office:value="1.34381">
            <text:p>1.34381</text:p>
          </table:table-cell>
          <table:table-cell office:value-type="float" office:value="0.393895">
            <text:p>0.393895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2719">
            <text:p>0.132719</text:p>
          </table:table-cell>
          <table:table-cell office:value-type="float" office:value="1.30577">
            <text:p>1.30577</text:p>
          </table:table-cell>
          <table:table-cell office:value-type="float" office:value="0.36989">
            <text:p>0.3698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2255">
            <text:p>0.172255</text:p>
          </table:table-cell>
          <table:table-cell office:value-type="float" office:value="1.34319">
            <text:p>1.34319</text:p>
          </table:table-cell>
          <table:table-cell office:value-type="float" office:value="0.395848">
            <text:p>0.39584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3678">
            <text:p>0.133678</text:p>
          </table:table-cell>
          <table:table-cell office:value-type="float" office:value="1.3033">
            <text:p>1.3033</text:p>
          </table:table-cell>
          <table:table-cell office:value-type="float" office:value="0.347002">
            <text:p>0.3470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43">
            <text:p>0.17143</text:p>
          </table:table-cell>
          <table:table-cell office:value-type="float" office:value="1.33275">
            <text:p>1.33275</text:p>
          </table:table-cell>
          <table:table-cell office:value-type="float" office:value="0.386839">
            <text:p>0.386839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18192">
            <text:p>0.318192</text:p>
          </table:table-cell>
          <table:table-cell office:value-type="float" office:value="2.70464">
            <text:p>2.70464</text:p>
          </table:table-cell>
          <table:table-cell office:value-type="float" office:value="0.640952">
            <text:p>0.64095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553">
            <text:p>0.34553</text:p>
          </table:table-cell>
          <table:table-cell office:value-type="float" office:value="2.74572">
            <text:p>2.74572</text:p>
          </table:table-cell>
          <table:table-cell office:value-type="float" office:value="0.715825">
            <text:p>0.71582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418">
            <text:p>0.265418</text:p>
          </table:table-cell>
          <table:table-cell office:value-type="float" office:value="2.69616">
            <text:p>2.69616</text:p>
          </table:table-cell>
          <table:table-cell office:value-type="float" office:value="0.637962">
            <text:p>0.63796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4523">
            <text:p>0.344523</text:p>
          </table:table-cell>
          <table:table-cell office:value-type="float" office:value="2.72892">
            <text:p>2.72892</text:p>
          </table:table-cell>
          <table:table-cell office:value-type="float" office:value="0.713798">
            <text:p>0.71379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92">
            <text:p>0.26592</text:p>
          </table:table-cell>
          <table:table-cell office:value-type="float" office:value="2.69435">
            <text:p>2.69435</text:p>
          </table:table-cell>
          <table:table-cell office:value-type="float" office:value="0.639149">
            <text:p>0.63914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082">
            <text:p>0.685082</text:p>
          </table:table-cell>
          <table:table-cell office:value-type="float" office:value="5.62441">
            <text:p>5.62441</text:p>
          </table:table-cell>
          <table:table-cell office:value-type="float" office:value="1.42196">
            <text:p>1.4219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68">
            <text:p>0.68568</text:p>
          </table:table-cell>
          <table:table-cell office:value-type="float" office:value="5.72244">
            <text:p>5.72244</text:p>
          </table:table-cell>
          <table:table-cell office:value-type="float" office:value="1.42521">
            <text:p>1.4252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444">
            <text:p>0.685444</text:p>
          </table:table-cell>
          <table:table-cell office:value-type="float" office:value="5.686">
            <text:p>5.686</text:p>
          </table:table-cell>
          <table:table-cell office:value-type="float" office:value="1.42703">
            <text:p>1.4270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207">
            <text:p>0.685207</text:p>
          </table:table-cell>
          <table:table-cell office:value-type="float" office:value="5.71594">
            <text:p>5.71594</text:p>
          </table:table-cell>
          <table:table-cell office:value-type="float" office:value="1.42326">
            <text:p>1.4232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3981">
            <text:p>0.683981</text:p>
          </table:table-cell>
          <table:table-cell office:value-type="float" office:value="5.55489">
            <text:p>5.55489</text:p>
          </table:table-cell>
          <table:table-cell office:value-type="float" office:value="1.27563">
            <text:p>1.2756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3:10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3:11:12</dc:date>
    <dc:creator>mind </dc:creator>
    <meta:editing-duration>PT1H49M58S</meta:editing-duration>
    <meta:editing-cycles>3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455cm" svg:y="0.446cm" chart:style-name="ch2">
          <text:p>Priority Queue - Insert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125">
                <text:p>0.0000001055125</text:p>
                <draw:g>
                  <svg:desc>Sheet1.S4:Sheet1.S22</svg:desc>
                </draw:g>
              </table:table-cell>
              <table:table-cell office:value-type="float" office:value="0.0000000737541666666667">
                <text:p>0.0000000737541666666667</text:p>
                <draw:g>
                  <svg:desc>Sheet1.T4:Sheet1.T22</svg:desc>
                </draw:g>
              </table:table-cell>
              <table:table-cell office:value-type="float" office:value="0.000000176010126479235">
                <text:p>0.000000176010126479235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10125">
                <text:p>0.0000000910125</text:p>
              </table:table-cell>
              <table:table-cell office:value-type="float" office:value="0.0000000610386160714286">
                <text:p>0.0000000610386160714286</text:p>
              </table:table-cell>
              <table:table-cell office:value-type="float" office:value="0.000000235272259058423">
                <text:p>0.0000002352722590584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9767578125">
                <text:p>0.00000009767578125</text:p>
              </table:table-cell>
              <table:table-cell office:value-type="float" office:value="0.0000000636587890625">
                <text:p>0.0000000636587890625</text:p>
              </table:table-cell>
              <table:table-cell office:value-type="float" office:value="0.000000210442414640231">
                <text:p>0.00000021044241464023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361171875">
                <text:p>0.00000004361171875</text:p>
              </table:table-cell>
              <table:table-cell office:value-type="float" office:value="0.0000000279038194444444">
                <text:p>0.0000000279038194444444</text:p>
              </table:table-cell>
              <table:table-cell office:value-type="float" office:value="0.0000000716684300096657">
                <text:p>0.00000007166843000966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90822265625">
                <text:p>0.0000000290822265625</text:p>
              </table:table-cell>
              <table:table-cell office:value-type="float" office:value="0.000000021027578125">
                <text:p>0.000000021027578125</text:p>
              </table:table-cell>
              <table:table-cell office:value-type="float" office:value="0.00000007772578125">
                <text:p>0.00000007772578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945595703125">
                <text:p>0.00000002945595703125</text:p>
              </table:table-cell>
              <table:table-cell office:value-type="float" office:value="0.0000000188344904119318">
                <text:p>0.0000000188344904119318</text:p>
              </table:table-cell>
              <table:table-cell office:value-type="float" office:value="0.0000000560037302270264">
                <text:p>0.00000005600373022702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697314453125">
                <text:p>0.000000038697314453125</text:p>
              </table:table-cell>
              <table:table-cell office:value-type="float" office:value="0.0000000185852905273437">
                <text:p>0.0000000185852905273437</text:p>
              </table:table-cell>
              <table:table-cell office:value-type="float" office:value="0.0000000539004994908501">
                <text:p>0.00000005390049949085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84084228515625">
                <text:p>0.0000000384084228515625</text:p>
              </table:table-cell>
              <table:table-cell office:value-type="float" office:value="0.0000000176240609975962">
                <text:p>0.0000000176240609975962</text:p>
              </table:table-cell>
              <table:table-cell office:value-type="float" office:value="0.0000000572232263742881">
                <text:p>0.00000005722322637428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629736328125">
                <text:p>0.000000038629736328125</text:p>
              </table:table-cell>
              <table:table-cell office:value-type="float" office:value="0.0000000170079520089286">
                <text:p>0.0000000170079520089286</text:p>
              </table:table-cell>
              <table:table-cell office:value-type="float" office:value="0.0000000569195225281003">
                <text:p>0.000000056919522528100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2835083007813">
                <text:p>0.0000000392835083007813</text:p>
              </table:table-cell>
              <table:table-cell office:value-type="float" office:value="0.0000000165499267578125">
                <text:p>0.0000000165499267578125</text:p>
              </table:table-cell>
              <table:table-cell office:value-type="float" office:value="0.0000000746163314782532">
                <text:p>0.000000074616331478253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0164794921875">
                <text:p>0.0000000400164794921875</text:p>
              </table:table-cell>
              <table:table-cell office:value-type="float" office:value="0.0000000159848022460937">
                <text:p>0.0000000159848022460937</text:p>
              </table:table-cell>
              <table:table-cell office:value-type="float" office:value="0.0000000750696393093849">
                <text:p>0.000000075069639309384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2555847167969">
                <text:p>0.0000000402555847167969</text:p>
              </table:table-cell>
              <table:table-cell office:value-type="float" office:value="0.0000000163804446949678">
                <text:p>0.0000000163804446949678</text:p>
              </table:table-cell>
              <table:table-cell office:value-type="float" office:value="0.0000000735019285083675">
                <text:p>0.00000007350192850836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397376174926758">
                <text:p>0.0000000397376174926758</text:p>
              </table:table-cell>
              <table:table-cell office:value-type="float" office:value="0.0000000156013064914279">
                <text:p>0.0000000156013064914279</text:p>
              </table:table-cell>
              <table:table-cell office:value-type="float" office:value="0.0000000725506704290566">
                <text:p>0.000000072550670429056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3631973266602">
                <text:p>0.0000000403631973266602</text:p>
              </table:table-cell>
              <table:table-cell office:value-type="float" office:value="0.000000015374775936729">
                <text:p>0.000000015374775936729</text:p>
              </table:table-cell>
              <table:table-cell office:value-type="float" office:value="0.0000000724571178888566">
                <text:p>0.000000072457117888856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46779632568359">
                <text:p>0.0000000446779632568359</text:p>
              </table:table-cell>
              <table:table-cell office:value-type="float" office:value="0.0000000154808902740478">
                <text:p>0.0000000154808902740478</text:p>
              </table:table-cell>
              <table:table-cell office:value-type="float" office:value="0.0000000733818974438102">
                <text:p>0.00000007338189744381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90063381195068">
                <text:p>0.0000000390063381195068</text:p>
              </table:table-cell>
              <table:table-cell office:value-type="float" office:value="0.0000000150703293936593">
                <text:p>0.0000000150703293936593</text:p>
              </table:table-cell>
              <table:table-cell office:value-type="float" office:value="0.0000000694981999793053">
                <text:p>0.00000006949819997930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72710704803467">
                <text:p>0.0000000372710704803467</text:p>
              </table:table-cell>
              <table:table-cell office:value-type="float" office:value="0.0000000143675804138184">
                <text:p>0.0000000143675804138184</text:p>
              </table:table-cell>
              <table:table-cell office:value-type="float" office:value="0.0000000672574126011123">
                <text:p>0.00000006725741260111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67065191268921">
                <text:p>0.0000000367065191268921</text:p>
              </table:table-cell>
              <table:table-cell office:value-type="float" office:value="0.0000000140664784804634">
                <text:p>0.0000000140664784804634</text:p>
              </table:table-cell>
              <table:table-cell office:value-type="float" office:value="0.0000000586130736471102">
                <text:p>0.000000058613073647110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08338785171509">
                <text:p>0.0000000408338785171509</text:p>
              </table:table-cell>
              <table:table-cell office:value-type="float" office:value="0.0000000140585899353027">
                <text:p>0.0000000140585899353027</text:p>
              </table:table-cell>
              <table:table-cell office:value-type="float" office:value="0.0000000602268029524823">
                <text:p>0.0000000602268029524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254cm" svg:y="0.418cm" chart:style-name="ch2">
          <text:p>Priority Queues - Insert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67528">
                <text:p>0.0000067528</text:p>
                <draw:g>
                  <svg:desc>Sheet1.L4:Sheet1.L22</svg:desc>
                </draw:g>
              </table:table-cell>
              <table:table-cell office:value-type="float" office:value="0.0000283216">
                <text:p>0.0000283216</text:p>
                <draw:g>
                  <svg:desc>Sheet1.M4:Sheet1.M22</svg:desc>
                </draw:g>
              </table:table-cell>
              <table:table-cell office:value-type="float" office:value="0.0000087656">
                <text:p>0.000008765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116496">
                <text:p>0.0000116496</text:p>
              </table:table-cell>
              <table:table-cell office:value-type="float" office:value="0.0000546906">
                <text:p>0.0000546906</text:p>
              </table:table-cell>
              <table:table-cell office:value-type="float" office:value="0.00002545">
                <text:p>0.000025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5005">
                <text:p>0.000025005</text:p>
              </table:table-cell>
              <table:table-cell office:value-type="float" office:value="0.0001303732">
                <text:p>0.0001303732</text:p>
              </table:table-cell>
              <table:table-cell office:value-type="float" office:value="0.0000486524">
                <text:p>0.00004865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223292">
                <text:p>0.0000223292</text:p>
              </table:table-cell>
              <table:table-cell office:value-type="float" office:value="0.0001285808">
                <text:p>0.0001285808</text:p>
              </table:table-cell>
              <table:table-cell office:value-type="float" office:value="0.0000350152">
                <text:p>0.000035015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297802">
                <text:p>0.0000297802</text:p>
              </table:table-cell>
              <table:table-cell office:value-type="float" office:value="0.0002153224">
                <text:p>0.0002153224</text:p>
              </table:table-cell>
              <table:table-cell office:value-type="float" office:value="0.0000795912">
                <text:p>0.000079591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603258">
                <text:p>0.0000603258</text:p>
              </table:table-cell>
              <table:table-cell office:value-type="float" office:value="0.0004243034">
                <text:p>0.0004243034</text:p>
              </table:table-cell>
              <table:table-cell office:value-type="float" office:value="0.0001194432">
                <text:p>0.000119443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1585042">
                <text:p>0.0001585042</text:p>
              </table:table-cell>
              <table:table-cell office:value-type="float" office:value="0.0009135042">
                <text:p>0.0009135042</text:p>
              </table:table-cell>
              <table:table-cell office:value-type="float" office:value="0.0002382578">
                <text:p>0.000238257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3146418">
                <text:p>0.0003146418</text:p>
              </table:table-cell>
              <table:table-cell office:value-type="float" office:value="0.001876892">
                <text:p>0.001876892</text:p>
              </table:table-cell>
              <table:table-cell office:value-type="float" office:value="0.0005221862">
                <text:p>0.00052218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6329096">
                <text:p>0.0006329096</text:p>
              </table:table-cell>
              <table:table-cell office:value-type="float" office:value="0.003901216">
                <text:p>0.003901216</text:p>
              </table:table-cell>
              <table:table-cell office:value-type="float" office:value="0.001068844">
                <text:p>0.0010688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287242">
                <text:p>0.001287242</text:p>
              </table:table-cell>
              <table:table-cell office:value-type="float" office:value="0.00813462">
                <text:p>0.00813462</text:p>
              </table:table-cell>
              <table:table-cell office:value-type="float" office:value="0.002875576">
                <text:p>0.00287557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62252">
                <text:p>0.00262252</text:p>
              </table:table-cell>
              <table:table-cell office:value-type="float" office:value="0.01676128">
                <text:p>0.01676128</text:p>
              </table:table-cell>
              <table:table-cell office:value-type="float" office:value="0.005923986">
                <text:p>0.00592398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527638">
                <text:p>0.00527638</text:p>
              </table:table-cell>
              <table:table-cell office:value-type="float" office:value="0.0364993">
                <text:p>0.0364993</text:p>
              </table:table-cell>
              <table:table-cell office:value-type="float" office:value="0.0118542">
                <text:p>0.011854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416978">
                <text:p>0.010416978</text:p>
              </table:table-cell>
              <table:table-cell office:value-type="float" office:value="0.0736162">
                <text:p>0.0736162</text:p>
              </table:table-cell>
              <table:table-cell office:value-type="float" office:value="0.02387368">
                <text:p>0.0238736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2116194">
                <text:p>0.02116194</text:p>
              </table:table-cell>
              <table:table-cell office:value-type="float" office:value="0.1531554">
                <text:p>0.1531554</text:p>
              </table:table-cell>
              <table:table-cell office:value-type="float" office:value="0.0485778">
                <text:p>0.048577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4684824">
                <text:p>0.04684824</text:p>
              </table:table-cell>
              <table:table-cell office:value-type="float" office:value="0.3246578">
                <text:p>0.3246578</text:p>
              </table:table-cell>
              <table:table-cell office:value-type="float" office:value="0.1001097">
                <text:p>0.100109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8180222">
                <text:p>0.08180222</text:p>
              </table:table-cell>
              <table:table-cell office:value-type="float" office:value="0.6637002">
                <text:p>0.6637002</text:p>
              </table:table-cell>
              <table:table-cell office:value-type="float" office:value="0.1927112">
                <text:p>0.192711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563262">
                <text:p>0.1563262</text:p>
              </table:table-cell>
              <table:table-cell office:value-type="float" office:value="1.325764">
                <text:p>1.325764</text:p>
              </table:table-cell>
              <table:table-cell office:value-type="float" office:value="0.3786948">
                <text:p>0.378694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3079166">
                <text:p>0.3079166</text:p>
              </table:table-cell>
              <table:table-cell office:value-type="float" office:value="2.713958">
                <text:p>2.713958</text:p>
              </table:table-cell>
              <table:table-cell office:value-type="float" office:value="0.6695372">
                <text:p>0.669537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850788">
                <text:p>0.6850788</text:p>
              </table:table-cell>
              <table:table-cell office:value-type="float" office:value="5.660736">
                <text:p>5.660736</text:p>
              </table:table-cell>
              <table:table-cell office:value-type="float" office:value="1.394618">
                <text:p>1.394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